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otorPins" style:family="table">
      <style:table-properties style:width="16.955cm" fo:margin-left="0.053cm" table:align="left"/>
    </style:style>
    <style:style style:name="MotorPins.A" style:family="table-column">
      <style:table-column-properties style:column-width="2.392cm"/>
    </style:style>
    <style:style style:name="MotorPins.B" style:family="table-column">
      <style:table-column-properties style:column-width="2.413cm"/>
    </style:style>
    <style:style style:name="MotorPins.C" style:family="table-column">
      <style:table-column-properties style:column-width="2.434cm"/>
    </style:style>
    <style:style style:name="MotorPins.A1" style:family="table-cell">
      <style:table-cell-properties fo:background-color="#b2b2b2" fo:padding="0cm" fo:border="0.75pt solid #666666" style:writing-mode="page">
        <style:background-image/>
      </style:table-cell-properties>
    </style:style>
    <style:style style:name="MotorPin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MotorPins.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MotorPins.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MotorPins.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MotorPins.E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MotorPins.F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MotorPins.G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MotorPin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MotorPins.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MotorPins.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MotorPins.D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MotorPins.G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MotorPins.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MotorPins.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MotorPins.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MotorPins.D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MotorPins.G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MotorPins.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MotorPins.C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MotorPins.B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MotorPins.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MotorPins.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MotorPins.C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MotorPins.A8" style:family="table-cell">
      <style:table-cell-properties fo:background-color="#eeeeee" fo:padding="0cm" fo:border="0.75pt solid #666666" style:writing-mode="page">
        <style:background-image/>
      </style:table-cell-properties>
    </style:style>
    <style:style style:name="MotorPins.B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MotorPins.C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MotorPins.D8" style:family="table-cell" style:data-style-name="N20000">
      <style:table-cell-properties fo:background-color="#eeeeee" fo:padding="0cm" fo:border-left="none" fo:border-right="0.75pt solid #666666" fo:border-top="0.75pt solid #666666" fo:border-bottom="0.75pt solid #666666" style:writing-mode="page">
        <style:background-image/>
      </style:table-cell-properties>
    </style:style>
    <style:style style:name="MotorPins.G8" style:family="table-cell" style:data-style-name="N20000">
      <style:table-cell-properties fo:background-color="#eeeeee" fo:padding="0cm" fo:border="0.75pt solid #666666" style:writing-mode="page">
        <style:background-image/>
      </style:table-cell-properties>
    </style:style>
    <style:style style:name="Table1" style:family="table" style:master-page-name="">
      <style:table-properties style:width="17cm" style:page-number="auto" table:align="margins" style:shadow="none" style:may-break-between-rows="true" table:border-model="collapsing"/>
    </style:style>
    <style:style style:name="Table1.A" style:family="table-column">
      <style:table-column-properties style:column-width="4.251cm" style:rel-column-width="16383*"/>
    </style:style>
    <style:style style:name="Table1.1" style:family="table-row">
      <style:table-row-properties fo:keep-together="auto"/>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C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e1.D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C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le1.D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fo:background-color="#eeeeee" fo:padding="0cm" fo:border="0.75pt solid #666666" style:writing-mode="page">
        <style:background-image/>
      </style:table-cell-properties>
    </style:style>
    <style:style style:name="Table1.B7" style:family="table-cell" style:data-style-name="N2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1.D7" style:family="table-cell" style:data-style-name="N20000">
      <style:table-cell-properties fo:background-color="#eeeeee" fo:padding="0cm" fo:border="0.75pt solid #666666" style:writing-mode="page">
        <style:background-image/>
      </style:table-cell-properties>
    </style:style>
    <style:style style:name="P1" style:family="paragraph" style:parent-style-name="Heading_20_1">
      <style:text-properties officeooo:paragraph-rsid="0005173c"/>
    </style:style>
    <style:style style:name="P2" style:family="paragraph" style:parent-style-name="Heading_20_1">
      <style:text-properties officeooo:rsid="0006c468" officeooo:paragraph-rsid="0006c468"/>
    </style:style>
    <style:style style:name="P3" style:family="paragraph" style:parent-style-name="Heading_20_1">
      <style:text-properties officeooo:rsid="000844be" officeooo:paragraph-rsid="000844be"/>
    </style:style>
    <style:style style:name="P4" style:family="paragraph" style:parent-style-name="Heading_20_2">
      <style:text-properties officeooo:rsid="0006c468" officeooo:paragraph-rsid="0006c468"/>
    </style:style>
    <style:style style:name="P5" style:family="paragraph" style:parent-style-name="Heading_20_2">
      <style:text-properties officeooo:rsid="0006c468" officeooo:paragraph-rsid="000844be"/>
    </style:style>
    <style:style style:name="P6" style:family="paragraph" style:parent-style-name="Heading_20_2">
      <style:text-properties officeooo:paragraph-rsid="00099829"/>
    </style:style>
    <style:style style:name="P7" style:family="paragraph" style:parent-style-name="Heading_20_2">
      <style:text-properties officeooo:rsid="000f0116" officeooo:paragraph-rsid="000f0116"/>
    </style:style>
    <style:style style:name="P8" style:family="paragraph" style:parent-style-name="Heading_20_2">
      <style:text-properties officeooo:rsid="00106979" officeooo:paragraph-rsid="00106979"/>
    </style:style>
    <style:style style:name="P9" style:family="paragraph" style:parent-style-name="Heading_20_2">
      <style:text-properties officeooo:rsid="0012d2a5" officeooo:paragraph-rsid="0012d2a5"/>
    </style:style>
    <style:style style:name="P10" style:family="paragraph" style:parent-style-name="Heading_20_3">
      <style:text-properties officeooo:rsid="000cf0fa" officeooo:paragraph-rsid="000cf0fa"/>
    </style:style>
    <style:style style:name="P11" style:family="paragraph" style:parent-style-name="Heading_20_3">
      <style:text-properties officeooo:rsid="000de046" officeooo:paragraph-rsid="000de046"/>
    </style:style>
    <style:style style:name="P12" style:family="paragraph" style:parent-style-name="Heading_20_3">
      <style:text-properties officeooo:rsid="00106979" officeooo:paragraph-rsid="00106979"/>
    </style:style>
    <style:style style:name="P13" style:family="paragraph" style:parent-style-name="Heading_20_3">
      <style:text-properties officeooo:rsid="00116578" officeooo:paragraph-rsid="00116578"/>
    </style:style>
    <style:style style:name="P14" style:family="paragraph" style:parent-style-name="Table">
      <style:paragraph-properties fo:text-align="center" style:justify-single-word="false" fo:keep-with-next="always"/>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9829" officeooo:paragraph-rsid="0009982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9829" officeooo:paragraph-rsid="0009982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list-style-name="L1">
      <style:text-properties officeooo:rsid="0006c468" officeooo:paragraph-rsid="000844be"/>
    </style:style>
    <style:style style:name="P20" style:family="paragraph" style:parent-style-name="Text_20_body">
      <style:text-properties officeooo:rsid="0006c468" officeooo:paragraph-rsid="000844be"/>
    </style:style>
    <style:style style:name="P21" style:family="paragraph" style:parent-style-name="Text_20_body">
      <style:text-properties officeooo:rsid="000844be" officeooo:paragraph-rsid="000844be"/>
    </style:style>
    <style:style style:name="P22" style:family="paragraph" style:parent-style-name="Text_20_body">
      <style:text-properties officeooo:paragraph-rsid="000844be"/>
    </style:style>
    <style:style style:name="P23" style:family="paragraph" style:parent-style-name="Text_20_body">
      <style:text-properties officeooo:paragraph-rsid="00099829"/>
    </style:style>
    <style:style style:name="P24" style:family="paragraph" style:parent-style-name="Text_20_body">
      <style:text-properties officeooo:rsid="000b7278" officeooo:paragraph-rsid="000b7278"/>
    </style:style>
    <style:style style:name="P25" style:family="paragraph" style:parent-style-name="Text_20_body">
      <style:text-properties officeooo:rsid="000b7278" officeooo:paragraph-rsid="000cf0fa"/>
    </style:style>
    <style:style style:name="P26" style:family="paragraph" style:parent-style-name="Text_20_body">
      <style:text-properties officeooo:paragraph-rsid="000b7278"/>
    </style:style>
    <style:style style:name="P27" style:family="paragraph" style:parent-style-name="Text_20_body">
      <style:text-properties officeooo:rsid="000cf0fa" officeooo:paragraph-rsid="000cf0fa"/>
    </style:style>
    <style:style style:name="P28" style:family="paragraph" style:parent-style-name="Text_20_body">
      <style:text-properties officeooo:rsid="000de046" officeooo:paragraph-rsid="000de046"/>
    </style:style>
    <style:style style:name="P29" style:family="paragraph" style:parent-style-name="Text_20_body">
      <style:text-properties officeooo:rsid="000f0116" officeooo:paragraph-rsid="000f0116"/>
    </style:style>
    <style:style style:name="P30" style:family="paragraph" style:parent-style-name="Text_20_body">
      <style:text-properties officeooo:rsid="00106979" officeooo:paragraph-rsid="00106979"/>
    </style:style>
    <style:style style:name="P31" style:family="paragraph" style:parent-style-name="Text_20_body">
      <style:text-properties officeooo:rsid="00116578" officeooo:paragraph-rsid="00116578"/>
    </style:style>
    <style:style style:name="P32" style:family="paragraph" style:parent-style-name="Text_20_body">
      <style:text-properties officeooo:rsid="00116578" officeooo:paragraph-rsid="0012d2a5"/>
    </style:style>
    <style:style style:name="P33" style:family="paragraph" style:parent-style-name="Text_20_body">
      <style:text-properties officeooo:rsid="0012d2a5" officeooo:paragraph-rsid="0012d2a5"/>
    </style:style>
    <style:style style:name="P34" style:family="paragraph" style:parent-style-name="Text_20_body" style:list-style-name="L2">
      <style:text-properties officeooo:rsid="00152dc1" officeooo:paragraph-rsid="00152dc1"/>
    </style:style>
    <style:style style:name="P35" style:family="paragraph" style:parent-style-name="Text_20_body">
      <style:text-properties officeooo:rsid="00152dc1" officeooo:paragraph-rsid="00152dc1"/>
    </style:style>
    <style:style style:name="P36" style:family="paragraph" style:parent-style-name="Text_20_body">
      <style:text-properties officeooo:rsid="00163787" officeooo:paragraph-rsid="00163787"/>
    </style:style>
    <style:style style:name="P37" style:family="paragraph" style:parent-style-name="Title">
      <style:text-properties officeooo:rsid="0005173c" officeooo:paragraph-rsid="0005173c"/>
    </style:style>
    <style:style style:name="T1" style:family="text">
      <style:text-properties officeooo:rsid="0005173c"/>
    </style:style>
    <style:style style:name="T2" style:family="text">
      <style:text-properties officeooo:rsid="0006c468"/>
    </style:style>
    <style:style style:name="T3" style:family="text">
      <style:text-properties officeooo:rsid="000844be"/>
    </style:style>
    <style:style style:name="T4" style:family="text">
      <style:text-properties officeooo:rsid="00099829"/>
    </style:style>
    <style:style style:name="T5" style:family="text">
      <style:text-properties officeooo:rsid="000b7278"/>
    </style:style>
    <style:style style:name="T6" style:family="text">
      <style:text-properties officeooo:rsid="000cf0fa"/>
    </style:style>
    <style:style style:name="T7" style:family="text">
      <style:text-properties officeooo:rsid="000d31a5"/>
    </style:style>
    <style:style style:name="T8" style:family="text">
      <style:text-properties fo:font-style="italic" style:font-style-asian="italic" style:font-style-complex="italic"/>
    </style:style>
    <style:style style:name="T9" style:family="text">
      <style:text-properties officeooo:rsid="00106979"/>
    </style:style>
    <style:style style:name="T10" style:family="text">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11"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12" style:family="text">
      <style:text-properties officeooo:rsid="0011a6a0"/>
    </style:style>
    <style:style style:name="T13" style:family="text">
      <style:text-properties officeooo:rsid="0012d2a5"/>
    </style:style>
    <style:style style:name="T14" style:family="text">
      <style:text-properties fo:font-style="normal" style:font-style-asian="normal" style:font-style-complex="normal"/>
    </style:style>
    <style:style style:name="T15" style:family="text">
      <style:text-properties officeooo:rsid="001462aa"/>
    </style:style>
    <style:style style:name="T16" style:family="text">
      <style:text-properties officeooo:rsid="001646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UESB</text:p>
      <text:h text:style-name="P1" text:outline-level="1"><text:span text:style-name="T1">Intro</text:span></text:h>
      <text:h text:style-name="P2" text:outline-level="1">Hardware</text:h>
      <text:list xml:id="list3891567616" text:style-name="L2">
        <text:list-item>
          <text:p text:style-name="P34">Attiny816</text:p>
        </text:list-item>
        <text:list-item>
          <text:p text:style-name="P34">LV8548</text:p>
        </text:list-item>
      </text:list>
      <text:p text:style-name="P35">See “Datasheets”</text:p>
      <text:h text:style-name="P6" text:outline-level="2"><text:span text:style-name="T4">Pin Mapping</text:span></text:h>
      <text:p text:style-name="P14">Table <text:sequence text:ref-name="refTable0" text:name="Table" text:formula="ooow:Table+1" style:num-format="1">1</text:sequence>: Motor Pin Mapping</text:p>
      <table:table table:name="MotorPins" table:style-name="MotorPins" table:template-name="Simple Grid Rows">
        <table:table-column table:style-name="MotorPins.A"/>
        <table:table-column table:style-name="MotorPins.B"/>
        <table:table-column table:style-name="MotorPins.C" table:number-columns-repeated="3"/>
        <table:table-column table:style-name="MotorPins.B"/>
        <table:table-column table:style-name="MotorPins.C"/>
        <table:table-header-rows>
          <table:table-row table:style-name="TableLine1456187518592">
            <table:table-cell table:style-name="MotorPins.A1" table:number-rows-spanned="2" office:value-type="string">
              <text:p text:style-name="P17">Motor</text:p>
            </table:table-cell>
            <table:table-cell table:style-name="MotorPins.B1" table:number-columns-spanned="2" office:value-type="string">
              <text:p text:style-name="P17">Port</text:p>
            </table:table-cell>
            <table:covered-table-cell/>
            <table:table-cell table:style-name="MotorPins.B1" table:number-columns-spanned="2" office:value-type="string">
              <text:p text:style-name="P17">GPIO</text:p>
            </table:table-cell>
            <table:covered-table-cell/>
            <table:table-cell table:style-name="MotorPins.B1" table:number-columns-spanned="2" office:value-type="string">
              <text:p text:style-name="P17">PIN</text:p>
            </table:table-cell>
            <table:covered-table-cell/>
          </table:table-row>
          <table:table-row table:style-name="TableLine1456187518592">
            <table:covered-table-cell/>
            <table:table-cell table:style-name="MotorPins.B2" office:value-type="string">
              <text:p text:style-name="P17">A</text:p>
            </table:table-cell>
            <table:table-cell table:style-name="MotorPins.C2" office:value-type="string">
              <text:p text:style-name="P17">B</text:p>
            </table:table-cell>
            <table:table-cell table:style-name="MotorPins.D2" office:value-type="string">
              <text:p text:style-name="P17">A</text:p>
            </table:table-cell>
            <table:table-cell table:style-name="MotorPins.E2" office:value-type="string">
              <text:p text:style-name="P17">B</text:p>
            </table:table-cell>
            <table:table-cell table:style-name="MotorPins.F2" office:value-type="string">
              <text:p text:style-name="P17">A</text:p>
            </table:table-cell>
            <table:table-cell table:style-name="MotorPins.G2" office:value-type="string">
              <text:p text:style-name="P17">B</text:p>
            </table:table-cell>
          </table:table-row>
        </table:table-header-rows>
        <table:table-row table:style-name="TableLine1456187518592">
          <table:table-cell table:style-name="MotorPins.A3" office:value-type="string">
            <text:p text:style-name="P15">1</text:p>
          </table:table-cell>
          <table:table-cell table:style-name="MotorPins.B3" office:value-type="string">
            <text:p text:style-name="P15">PA2</text:p>
          </table:table-cell>
          <table:table-cell table:style-name="MotorPins.C3" office:value-type="string">
            <text:p text:style-name="P15">PA1</text:p>
          </table:table-cell>
          <table:table-cell table:style-name="MotorPins.D3" office:value-type="float" office:value="15">
            <text:p text:style-name="P15">15</text:p>
          </table:table-cell>
          <table:table-cell table:style-name="MotorPins.D3" office:value-type="float" office:value="14">
            <text:p text:style-name="P15">14</text:p>
          </table:table-cell>
          <table:table-cell table:style-name="MotorPins.D3" office:value-type="float" office:value="18">
            <text:p text:style-name="P15">18</text:p>
          </table:table-cell>
          <table:table-cell table:style-name="MotorPins.G3" office:value-type="float" office:value="17">
            <text:p text:style-name="P15">17</text:p>
          </table:table-cell>
        </table:table-row>
        <table:table-row table:style-name="TableLine1456187518592">
          <table:table-cell table:style-name="MotorPins.A4" office:value-type="string">
            <text:p text:style-name="P15">2</text:p>
          </table:table-cell>
          <table:table-cell table:style-name="MotorPins.B4" office:value-type="string">
            <text:p text:style-name="P15">PA3</text:p>
          </table:table-cell>
          <table:table-cell table:style-name="MotorPins.C4" office:value-type="string">
            <text:p text:style-name="P15">PC3</text:p>
          </table:table-cell>
          <table:table-cell table:style-name="MotorPins.D4" office:value-type="float" office:value="16">
            <text:p text:style-name="P15">16</text:p>
          </table:table-cell>
          <table:table-cell table:style-name="MotorPins.D4" office:value-type="float" office:value="13">
            <text:p text:style-name="P15">13</text:p>
          </table:table-cell>
          <table:table-cell table:style-name="MotorPins.D4" office:value-type="float" office:value="19">
            <text:p text:style-name="P15">19</text:p>
          </table:table-cell>
          <table:table-cell table:style-name="MotorPins.G4" office:value-type="float" office:value="15">
            <text:p text:style-name="P15">15</text:p>
          </table:table-cell>
        </table:table-row>
        <table:table-row table:style-name="TableLine1456187518592">
          <table:table-cell table:style-name="MotorPins.A3" office:value-type="string">
            <text:p text:style-name="P15">3</text:p>
          </table:table-cell>
          <table:table-cell table:style-name="MotorPins.B5" office:value-type="string">
            <text:p text:style-name="P15">PC2</text:p>
          </table:table-cell>
          <table:table-cell table:style-name="MotorPins.C5" office:value-type="string">
            <text:p text:style-name="P15">PC1</text:p>
          </table:table-cell>
          <table:table-cell table:style-name="MotorPins.D3" office:value-type="float" office:value="12">
            <text:p text:style-name="P15">12</text:p>
          </table:table-cell>
          <table:table-cell table:style-name="MotorPins.D3" office:value-type="float" office:value="11">
            <text:p text:style-name="P15">11</text:p>
          </table:table-cell>
          <table:table-cell table:style-name="MotorPins.D3" office:value-type="float" office:value="14">
            <text:p text:style-name="P15">14</text:p>
          </table:table-cell>
          <table:table-cell table:style-name="MotorPins.G3" office:value-type="float" office:value="13">
            <text:p text:style-name="P15">13</text:p>
          </table:table-cell>
        </table:table-row>
        <table:table-row table:style-name="TableLine1456187518592">
          <table:table-cell table:style-name="MotorPins.A4" office:value-type="string">
            <text:p text:style-name="P15">4</text:p>
          </table:table-cell>
          <table:table-cell table:style-name="MotorPins.B6" office:value-type="string">
            <text:p text:style-name="P15">PC0</text:p>
          </table:table-cell>
          <table:table-cell table:style-name="MotorPins.C6" office:value-type="string">
            <text:p text:style-name="P15">PB0</text:p>
          </table:table-cell>
          <table:table-cell table:style-name="MotorPins.D4" office:value-type="float" office:value="10">
            <text:p text:style-name="P15">10</text:p>
          </table:table-cell>
          <table:table-cell table:style-name="MotorPins.D4" office:value-type="float" office:value="9">
            <text:p text:style-name="P15">9</text:p>
          </table:table-cell>
          <table:table-cell table:style-name="MotorPins.D4" office:value-type="float" office:value="12">
            <text:p text:style-name="P15">12</text:p>
          </table:table-cell>
          <table:table-cell table:style-name="MotorPins.G4" office:value-type="float" office:value="11">
            <text:p text:style-name="P15">11</text:p>
          </table:table-cell>
        </table:table-row>
        <table:table-row table:style-name="TableLine1456187518592">
          <table:table-cell table:style-name="MotorPins.A3" office:value-type="string">
            <text:p text:style-name="P15">5</text:p>
          </table:table-cell>
          <table:table-cell table:style-name="MotorPins.B7" office:value-type="string">
            <text:p text:style-name="P15">PB1</text:p>
          </table:table-cell>
          <table:table-cell table:style-name="MotorPins.C7" office:value-type="string">
            <text:p text:style-name="P15">PB2</text:p>
          </table:table-cell>
          <table:table-cell table:style-name="MotorPins.D3" office:value-type="float" office:value="8">
            <text:p text:style-name="P15">8</text:p>
          </table:table-cell>
          <table:table-cell table:style-name="MotorPins.D3" office:value-type="float" office:value="7">
            <text:p text:style-name="P15">7</text:p>
          </table:table-cell>
          <table:table-cell table:style-name="MotorPins.D3" office:value-type="float" office:value="10">
            <text:p text:style-name="P15">10</text:p>
          </table:table-cell>
          <table:table-cell table:style-name="MotorPins.G3" office:value-type="float" office:value="9">
            <text:p text:style-name="P15">9</text:p>
          </table:table-cell>
        </table:table-row>
        <table:table-row table:style-name="TableLine1456187518592">
          <table:table-cell table:style-name="MotorPins.A8" office:value-type="string">
            <text:p text:style-name="P15">6</text:p>
          </table:table-cell>
          <table:table-cell table:style-name="MotorPins.B8" office:value-type="string">
            <text:p text:style-name="P15">PB3</text:p>
          </table:table-cell>
          <table:table-cell table:style-name="MotorPins.C8" office:value-type="string">
            <text:p text:style-name="P15">PB4</text:p>
          </table:table-cell>
          <table:table-cell table:style-name="MotorPins.D8" office:value-type="float" office:value="6">
            <text:p text:style-name="P15">6</text:p>
          </table:table-cell>
          <table:table-cell table:style-name="MotorPins.D8" office:value-type="float" office:value="5">
            <text:p text:style-name="P15">5</text:p>
          </table:table-cell>
          <table:table-cell table:style-name="MotorPins.D8" office:value-type="float" office:value="8">
            <text:p text:style-name="P15">8</text:p>
          </table:table-cell>
          <table:table-cell table:style-name="MotorPins.G8" office:value-type="float" office:value="7">
            <text:p text:style-name="P15">7</text:p>
          </table:table-cell>
        </table:table-row>
      </table:table>
      <text:p text:style-name="P23"/>
      <text:p text:style-name="P14">Table <text:sequence text:ref-name="refTable1" text:name="Table" text:formula="ooow:Table+1" style:num-format="1">2</text:sequence>: Input Pin Mapping</text:p>
      <table:table table:name="Table1" table:style-name="Table1" table:template-name="Simple Grid Rows">
        <table:table-column table:style-name="Table1.A" table:number-columns-repeated="4"/>
        <table:table-row table:style-name="Table1.1">
          <table:table-cell table:style-name="Table1.A1" office:value-type="string">
            <text:p text:style-name="P17">Input</text:p>
          </table:table-cell>
          <table:table-cell table:style-name="Table1.B1" office:value-type="string">
            <text:p text:style-name="P17">Port</text:p>
          </table:table-cell>
          <table:table-cell table:style-name="Table1.B1" office:value-type="string">
            <text:p text:style-name="P17">GPIO</text:p>
          </table:table-cell>
          <table:table-cell table:style-name="Table1.A1" office:value-type="string">
            <text:p text:style-name="P17">PIN</text:p>
          </table:table-cell>
        </table:table-row>
        <table:table-row table:style-name="Table1.1">
          <table:table-cell table:style-name="Table1.A2" office:value-type="string">
            <text:p text:style-name="P15">Rcin 1</text:p>
          </table:table-cell>
          <table:table-cell table:style-name="Table1.B2" office:value-type="string">
            <text:p text:style-name="P15">P<text:span text:style-name="T16">A7</text:span></text:p>
          </table:table-cell>
          <table:table-cell table:style-name="Table1.C2">
            <text:p text:style-name="P16"/>
          </table:table-cell>
          <table:table-cell table:style-name="Table1.D2">
            <text:p text:style-name="P16"/>
          </table:table-cell>
        </table:table-row>
        <table:table-row table:style-name="TableLine1456197037600">
          <table:table-cell table:style-name="Table1.A3" office:value-type="string">
            <text:p text:style-name="P15">Rcin 2</text:p>
          </table:table-cell>
          <table:table-cell table:style-name="Table1.B3" office:value-type="string">
            <text:p text:style-name="P15">P<text:span text:style-name="T16">B5</text:span></text:p>
          </table:table-cell>
          <table:table-cell table:style-name="Table1.C3">
            <text:p text:style-name="P16"/>
          </table:table-cell>
          <table:table-cell table:style-name="Table1.D3">
            <text:p text:style-name="P16"/>
          </table:table-cell>
        </table:table-row>
        <table:table-row table:style-name="TableLine1456197037600">
          <table:table-cell table:style-name="Table1.A2" office:value-type="string">
            <text:p text:style-name="P15">Switch 1</text:p>
          </table:table-cell>
          <table:table-cell table:style-name="Table1.C2">
            <text:p text:style-name="P16"/>
          </table:table-cell>
          <table:table-cell table:style-name="Table1.C2">
            <text:p text:style-name="P16"/>
          </table:table-cell>
          <table:table-cell table:style-name="Table1.D2">
            <text:p text:style-name="P16"/>
          </table:table-cell>
        </table:table-row>
        <table:table-row table:style-name="TableLine1456197037600">
          <table:table-cell table:style-name="Table1.A3" office:value-type="string">
            <text:p text:style-name="P15">Switch 2</text:p>
          </table:table-cell>
          <table:table-cell table:style-name="Table1.C3">
            <text:p text:style-name="P16"/>
          </table:table-cell>
          <table:table-cell table:style-name="Table1.C3">
            <text:p text:style-name="P16"/>
          </table:table-cell>
          <table:table-cell table:style-name="Table1.D3">
            <text:p text:style-name="P16"/>
          </table:table-cell>
        </table:table-row>
        <table:table-row table:style-name="TableLine1456197037600">
          <table:table-cell table:style-name="Table1.A2" office:value-type="string">
            <text:p text:style-name="P15">Switch 3</text:p>
          </table:table-cell>
          <table:table-cell table:style-name="Table1.C2">
            <text:p text:style-name="P16"/>
          </table:table-cell>
          <table:table-cell table:style-name="Table1.C2">
            <text:p text:style-name="P16"/>
          </table:table-cell>
          <table:table-cell table:style-name="Table1.D2">
            <text:p text:style-name="P16"/>
          </table:table-cell>
        </table:table-row>
        <table:table-row table:style-name="TableLine1456197037600">
          <table:table-cell table:style-name="Table1.A7" office:value-type="string">
            <text:p text:style-name="P15">Switch 4</text:p>
          </table:table-cell>
          <table:table-cell table:style-name="Table1.B7">
            <text:p text:style-name="P16"/>
          </table:table-cell>
          <table:table-cell table:style-name="Table1.B7">
            <text:p text:style-name="P16"/>
          </table:table-cell>
          <table:table-cell table:style-name="Table1.D7">
            <text:p text:style-name="P16"/>
          </table:table-cell>
        </table:table-row>
      </table:table>
      <text:p text:style-name="P23"/>
      <text:h text:style-name="P2" text:outline-level="1">Firmware</text:h>
      <text:h text:style-name="P4" text:outline-level="2">Setup</text:h>
      <text:p text:style-name="P22"><text:span text:style-name="T3">The motor </text:span><text:span text:style-name="T4">and rc in </text:span><text:span text:style-name="T3">pins are set as outputs/</text:span><text:span text:style-name="T4">inputs</text:span><text:span text:style-name="T3"> using direct port access via the PORTx struct, </text:span><text:span text:style-name="T5">as per tables 1 and 2.</text:span></text:p>
      <text:h text:style-name="P4" text:outline-level="2"><text:soft-page-break/>Timer<text:span text:style-name="T5">s</text:span></text:h>
      <text:h text:style-name="P10" text:outline-level="3">TimerA <text:span text:style-name="T9">(Motor PWM)</text:span></text:h>
      <text:p text:style-name="P24">TCA0 is a 16 bit timer. <text:s/>The prescaler is set to 16 so that at 16MHz the counter increments every 1us. This is then used for driving the motor PWM.</text:p>
      <text:p text:style-name="P24">A compare interrupt (CMP0) and overflow interrupt (OVF) are enabled on the timer.</text:p>
      <text:p text:style-name="P26"><text:span text:style-name="T5">When the timer count (TCA0.CNT) reaches the value set by TCA0.SINGLE.CMP0 the TCA0_CMP0_vect interrupt service routine (ISR) is run. </text:span><text:span text:style-name="T6">The ISR turns the current motor off.</text:span></text:p>
      <text:p text:style-name="P24">When the timer count reaches TCA0.SINGLE.PER, the over flow ISR, TCA0_OVF_vect runs <text:span text:style-name="T6">and the count is reset to 0. The ISR turns the current motor on.</text:span></text:p>
      <text:p text:style-name="P25">TCA0.SINGLE.PER <text:span text:style-name="T6">is set to 400 so the timer resets at 2.5kHz.</text:span></text:p>
      <text:p text:style-name="P27">The value of <text:span text:style-name="T5">TCA0.SINGLE.CMP0 </text:span>is varied to change the duty cycle of PWM signal. <text:span text:style-name="T7">A</text:span> larger value <text:span text:style-name="T7">means the motor will stay on longer during the duty cycle.</text:span></text:p>
      <text:h text:style-name="P11" text:outline-level="3">TimerB <text:span text:style-name="T9">(Rcin Timestamp)</text:span></text:h>
      <text:p text:style-name="P28">TCB0 is set to be driven directly from TCA0, so also runs at 1MHz. It is 16 bit so can count up to 65536us, plenty to measure the pulse width from an rc servo signal.</text:p>
      <text:p text:style-name="P28">It is used purely as a timestamp to measure the pulse width between rising/falling edges on the 2 rc input pins.</text:p>
      <text:h text:style-name="P7" text:outline-level="2">Pin Interrupts</text:h>
      <text:p text:style-name="P29">Pin change interrupts are connected to the 2 Rcin pins (PORTA_PORT_vect and <text:s/>PORTB_PORT_vect). During each of these interrupts the pin state is read to check if it was a rising or falling edge, and the timestamp taken from TCB0 to measure the pulse length. <text:s/>The info is stored in <text:span text:style-name="T8">rcin.</text:span></text:p>
      <text:h text:style-name="P8" text:outline-level="2">Main Loop</text:h>
      <text:h text:style-name="P12" text:outline-level="3">Switch Check</text:h>
      <text:p text:style-name="P30">Switch 2 is read to switch between motor selection modes. If the switch is high (down), the motor is selected according the the pulse width on Rcin1. <text:s/>If it is low (up), the motor can be incremented (and decremented) by a 2 position (or 3 position) switch.</text:p>
      <text:h text:style-name="P13" text:outline-level="3">Motor <text:span text:style-name="T10">Selection</text:span></text:h>
      <text:p text:style-name="P31">Checks if the pulse width on rcin1 has changed and selects the motor according to the current mode of operation</text:p>
      <text:h text:style-name="P13" text:outline-level="3">Motor Update</text:h>
      <text:p text:style-name="P32">Checks if the pulse width on rcin2 has changed <text:span text:style-name="T12">and updates the </text:span><text:span text:style-name="T5">TCA0.SINGLE.CMP0 </text:span><text:span text:style-name="T12">register </text:span><text:span text:style-name="T13">and motor direction</text:span><text:span text:style-name="T12"> according to the current setting</text:span><text:span text:style-name="T13">s</text:span><text:span text:style-name="T12">, </text:span><text:span text:style-name="T13">to change the duty cycle of the </text:span></text:p>
      <text:h text:style-name="P9" text:outline-level="2"><text:soft-page-break/><text:span text:style-name="T11">Set</text:span> Motor Pin</text:h>
      <text:p text:style-name="P33">Changes the outputs pins that connect to the motor drivers in order to set the <text:span text:style-name="T8">motor</text:span><text:span text:style-name="T14"> to the required </text:span><text:span text:style-name="T8">direction</text:span><text:span text:style-name="T14">, and either on or off depending on </text:span><text:span text:style-name="T8">state</text:span><text:span text:style-name="T14">.</text:span></text:p>
      <text:p text:style-name="P36">Direct port manipulation and function is inlined to improve performance when called inside an ISR.</text:p>
      <text:h text:style-name="P3" text:outline-level="1">Uploading</text:h>
      <text:p text:style-name="P20">The <text:span text:style-name="T1">UESB-main.ino </text:span>sketch <text:span text:style-name="T3">needs</text:span> the <text:a xlink:type="simple" xlink:href="https://github.com/SpenceKonde/megaTinyCore" text:style-name="Internet_20_link" text:visited-style-name="Visited_20_Internet_20_Link">megaTinyCore</text:a>.</text:p>
      <text:h text:style-name="P5" text:outline-level="2">Settings/Fuses</text:h>
      <text:list xml:id="list2389395568" text:style-name="L1">
        <text:list-item>
          <text:p text:style-name="P19">Board:<text:tab/><text:tab/><text:tab/>816 (without optiboot)</text:p>
        </text:list-item>
        <text:list-item>
          <text:p text:style-name="P19">Clock:<text:tab/><text:tab/><text:tab/>16MHz (internal)</text:p>
        </text:list-item>
        <text:list-item>
          <text:p text:style-name="P19">millis()/micros<text:tab/>disabled</text:p>
        </text:list-item>
      </text:list>
      <text:p text:style-name="P21">Rest of settings as default are f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8T17:16:40.248000000</meta:creation-date>
    <dc:date>2021-03-18T18:38:26.014000000</dc:date>
    <meta:editing-duration>PT50M27S</meta:editing-duration>
    <meta:editing-cycles>15</meta:editing-cycles>
    <meta:generator>LibreOffice/7.1.0.3$Windows_X86_64 LibreOffice_project/f6099ecf3d29644b5008cc8f48f42f4a40986e4c</meta:generator>
    <meta:document-statistic meta:table-count="2" meta:image-count="0" meta:object-count="0" meta:page-count="3" meta:paragraph-count="106" meta:word-count="559" meta:character-count="2892" meta:non-whitespace-character-count="2451"/>
  </office:meta>
</office:document-meta>
</file>